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oup 5</text:p>
      <text:p text:style-name="P1">John O'Brien</text:p>
      <text:p text:style-name="P1">Joe Song</text:p>
      <text:p text:style-name="P1">Joshua Gang</text:p>
      <text:p text:style-name="P1"/>
      <text:p text:style-name="P1"/>
      <text:p text:style-name="P1"/>
      <text:p text:style-name="P1"/>
      <text:p text:style-name="P1"/>
      <text:p text:style-name="P2">Life messed with my schedule a bit and I haven't finished the program yet, but I'm going to continue to work on it over night.</text:p>
      <text:p text:style-name="P2"/>
      <text:p text:style-name="P2">As it stands, the proxy will use select to multiplex the I/O. <text:s/>As frames arrive, the type field is examined and a switch statement directs the rest of the frame for proper processing. <text:s/>Separate threads will handle sending out linkstate packets, checking for timedout file descriptors, etc.</text:p>
      <text:p text:style-name="P2"/>
      <text:p text:style-name="P2">I used the uthash macros to store the membership list and forwarding table in hash tables.</text:p>
      <text:p text:style-name="P2"/>
      <text:p text:style-name="P2">I'll write something more thorough when I've finish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O'Brien</meta:initial-creator>
    <meta:creation-date>2012-12-01T23:48:36</meta:creation-date>
    <dc:date>2012-12-01T23:56:39</dc:date>
    <dc:creator>John O'Brien</dc:creator>
    <meta:editing-duration>P0D</meta:editing-duration>
    <meta:editing-cycles>1</meta:editing-cycles>
    <meta:document-statistic meta:table-count="0" meta:image-count="0" meta:object-count="0" meta:page-count="1" meta:paragraph-count="8" meta:word-count="104" meta:character-count="597" meta:non-whitespace-character-count="499"/>
    <meta:generator>LibreOffice/3.5$Linux_x86 LibreOffice_project/350m1$Build-2</meta:generator>
  </office:meta>
</office:document-meta>
</file>